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261b22" officeooo:paragraph-rsid="0026df28" style:font-name-asian="Noto Sans Mono CJK SC" style:font-size-asian="10pt" style:font-weight-asian="bold" style:font-name-complex="Liberation Mono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amnezia-vpn/amneziawg-go" text:style-name="Internet_20_link" text:visited-style-name="Visited_20_Internet_20_Link">https://github.com/amnezia-vpn/amneziawg-go</text:a></text:p>
      <text:p text:style-name="P1"/>
      <text:p text:style-name="P1"><text:a xlink:type="simple" xlink:href="https://4pda.to/forum/index.php?showtopic=1078416&amp;st=160" text:style-name="Internet_20_link" text:visited-style-name="Visited_20_Internet_20_Link">https://4pda.to/forum/index.php?showtopic=1078416&amp;st=160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5-04-14T20:53:51.482815089</dc:date>
    <meta:editing-duration>PT1H52M58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1" meta:paragraph-count="2" meta:word-count="2" meta:character-count="99" meta:non-whitespace-character-count="99"/>
  </office:meta>
</office:document-meta>
</file>